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color="#26a269" loext:opacity="100%" fo:font-weight="bold"/>
    </style:style>
    <style:style style:name="T2" style:family="text">
      <style:text-properties fo:color="#12488b" loext:opacity="100%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6CSEC2@debian</text:span>:<text:span text:style-name="T2">~/Documents/230905252/Lab2</text:span>$ mpicc -o exe/q1 q1_ssend_toggle.c </text:p>
      <text:p text:style-name="Preformatted_20_Text"><text:span text:style-name="T1">6CSEC2@debian</text:span>:<text:span text:style-name="T2">~/Documents/230905252/Lab2</text:span>$ mpicc -o exe/q2 q2_send_slave.c </text:p>
      <text:p text:style-name="Preformatted_20_Text"><text:span text:style-name="T1">6CSEC2@debian</text:span>:<text:span text:style-name="T2">~/Documents/230905252/Lab2</text:span>$ mpicc -o exe/q3 q3_bsend_exp.c </text:p>
      <text:p text:style-name="Preformatted_20_Text"><text:span text:style-name="T1">6CSEC2@debian</text:span>:<text:span text:style-name="T2">~/Documents/230905252/Lab2</text:span>$ mpicc -o exe/q4 q4_roundrobin.c </text:p>
      <text:p text:style-name="Preformatted_20_Text"><text:span text:style-name="T1">6CSEC2@debian</text:span>:<text:span text:style-name="T2">~/Documents/230905252/Lab2</text:span>$ mpicc -o exe/q5 q5_checkprime.c </text:p>
      <text:p text:style-name="Preformatted_20_Text"><text:span text:style-name="T1">6CSEC2@debian</text:span>:<text:span text:style-name="T2">~/Documents/230905252/Lab2</text:span>$ mpicc -o exe/q6 q6_sum.c </text:p>
      <text:p text:style-name="Preformatted_20_Text"><text:span text:style-name="T1">6CSEC2@debian</text:span>:<text:span text:style-name="T2">~/Documents/230905252/Lab2</text:span>$ mpicc -o exe/q7a q7a_deadlock.c </text:p>
      <text:p text:style-name="Preformatted_20_Text"><text:span text:style-name="T1">6CSEC2@debian</text:span>:<text:span text:style-name="T2">~/Documents/230905252/Lab2</text:span>$ mpicc -o exe/q7b q7b_deadlock.c </text:p>
      <text:p text:style-name="Preformatted_20_Text"><text:span text:style-name="T1">6CSEC2@debian</text:span>:<text:span text:style-name="T2">~/Documents/230905252/Lab2</text:span>$ mpirun -n 2 exe/q1</text:p>
      <text:p text:style-name="Preformatted_20_Text">Enter string to send: Hello-World</text:p>
      <text:p text:style-name="Preformatted_20_Text">[1] Received: Hello-World</text:p>
      <text:p text:style-name="Preformatted_20_Text">[0] Received: hELLO-wORLD (toggled)</text:p>
      <text:p text:style-name="Preformatted_20_Text"><text:span text:style-name="T1">6CSEC2@debian</text:span>:<text:span text:style-name="T2">~/Documents/230905252/Lab2</text:span>$ mpirun -n 4 exe/q2</text:p>
      <text:p text:style-name="Preformatted_20_Text">Enter number 1: 5</text:p>
      <text:p text:style-name="Preformatted_20_Text">Enter number 2: 2</text:p>
      <text:p text:style-name="Preformatted_20_Text">Enter number 3: 7</text:p>
      <text:p text:style-name="Preformatted_20_Text">[1] Received: 5</text:p>
      <text:p text:style-name="Preformatted_20_Text">[2] Received: 2</text:p>
      <text:p text:style-name="Preformatted_20_Text">[3] Received: 7</text:p>
      <text:p text:style-name="Preformatted_20_Text"><text:span text:style-name="T1">6CSEC2@debian</text:span>:<text:span text:style-name="T2">~/Documents/230905252/Lab2</text:span>$ mpirun -n 4 exe/q3</text:p>
      <text:p text:style-name="Preformatted_20_Text">Enter number 1: 2</text:p>
      <text:p text:style-name="Preformatted_20_Text">Enter number 2: 3</text:p>
      <text:p text:style-name="Preformatted_20_Text">Enter number 3: 4</text:p>
      <text:p text:style-name="Preformatted_20_Text">[1] Processed element: 8</text:p>
      <text:p text:style-name="Preformatted_20_Text">[2] Processed element: 9</text:p>
      <text:p text:style-name="Preformatted_20_Text">[3] Processed element: 64</text:p>
      <text:p text:style-name="Preformatted_20_Text"><text:span text:style-name="T1">6CSEC2@debian</text:span>:<text:span text:style-name="T2">~/Documents/230905252/Lab2</text:span>$ mpirun -n 4 exe/q4</text:p>
      <text:p text:style-name="Preformatted_20_Text">Enter number: 1</text:p>
      <text:p text:style-name="Preformatted_20_Text">[0] Received: 5</text:p>
      <text:p text:style-name="Preformatted_20_Text">[1] Received: 2</text:p>
      <text:p text:style-name="Preformatted_20_Text">[2] Received: 3</text:p>
      <text:p text:style-name="Preformatted_20_Text">[3] Received: 4</text:p>
      <text:p text:style-name="Preformatted_20_Text"><text:span text:style-name="T1">6CSEC2@debian</text:span>:<text:span text:style-name="T2">~/Documents/230905252/Lab2</text:span>$ mpirun -n 4 exe/q5</text:p>
      <text:p text:style-name="Preformatted_20_Text">Enter number 1: 3</text:p>
      <text:p text:style-name="Preformatted_20_Text">Enter number 2: 4</text:p>
      <text:p text:style-name="Preformatted_20_Text">Enter number 3: 5</text:p>
      <text:p text:style-name="Preformatted_20_Text">Enter number 4: 6</text:p>
      <text:p text:style-name="Preformatted_20_Text">[0] 3 is prime</text:p>
      <text:p text:style-name="Preformatted_20_Text">[1] 4 is not prime</text:p>
      <text:p text:style-name="Preformatted_20_Text">[2] 5 is prime</text:p>
      <text:p text:style-name="Preformatted_20_Text">[3] 6 is not prime</text:p>
      <text:p text:style-name="Preformatted_20_Text"><text:span text:style-name="T1">6CSEC2@debian</text:span>:<text:span text:style-name="T2">~/Documents/230905252/Lab2</text:span>$ mpirun -n 6 exe/q6</text:p>
      <text:p text:style-name="Preformatted_20_Text">[0] Result: 161</text:p>
      <text:p text:style-name="Preformatted_20_Text"><text:span text:style-name="T1">6CSEC2@debian</text:span>:<text:span text:style-name="T2">~/Documents/230905252/Lab2</text:span>$ mpirun -n 2 exe/q7a</text:p>
      <text:p text:style-name="Preformatted_20_Text">[0] Trying to send</text:p>
      <text:p text:style-name="Preformatted_20_Text">[1] Trying to send</text:p>
      <text:p text:style-name="Preformatted_20_Text">^C<text:span text:style-name="T1">6CSEC2@debian</text:span>:<text:span text:style-name="T2">~/Documents/230905252/Lab2</text:span>$ mpirun -n 2 exe/q7b</text:p>
      <text:p text:style-name="Preformatted_20_Text">[0] Trying to receive</text:p>
      <text:p text:style-name="Preformatted_20_Text">[1] Trying to receive</text:p>
      <text:p text:style-name="P1">^C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1:21:34.925412965</meta:creation-date>
    <dc:date>2026-01-15T11:21:54.317339504</dc:date>
    <meta:editing-duration>PT19S</meta:editing-duration>
    <meta:editing-cycles>1</meta:editing-cycles>
    <meta:document-statistic meta:table-count="0" meta:image-count="0" meta:object-count="0" meta:page-count="1" meta:paragraph-count="50" meta:word-count="206" meta:character-count="1685" meta:non-whitespace-character-count="1521"/>
    <meta:generator>LibreOffice/7.4.7.2$Linux_X86_64 LibreOffice_project/40$Build-2</meta:generator>
  </office:meta>
</office:document-meta>
</file>